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Code" style:list-style-name="L1"/>
    <style:style style:name="P19" style:family="paragraph" style:parent-style-name="Code" style:list-style-name="L1"/>
    <style:style style:name="P20" style:family="paragraph" style:parent-style-name="Code" style:list-style-name="L1"/>
    <style:style style:name="P21" style:family="paragraph" style:parent-style-name="Code" style:list-style-name="L1"/>
    <style:style style:name="P22" style:family="paragraph" style:parent-style-name="Code" style:list-style-name="L1"/>
    <style:style style:name="P23" style:family="paragraph" style:parent-style-name="Code" style:list-style-name="L1"/>
    <style:style style:name="P24" style:family="paragraph" style:parent-style-name="Code" style:list-style-name="L1">
      <style:text-properties fo:font-weight="normal" style:font-weight-asian="normal" style:font-weight-complex="normal"/>
    </style:style>
    <style:style style:name="P25" style:family="paragraph" style:parent-style-name="Code" style:list-style-name="L1">
      <style:text-properties fo:font-weight="normal" style:font-weight-asian="normal" style:font-weight-complex="normal"/>
    </style:style>
    <style:style style:name="P26" style:family="paragraph" style:parent-style-name="Code" style:list-style-name="L1"/>
    <style:style style:name="P27" style:family="paragraph" style:parent-style-name="Code" style:list-style-name="L1"/>
    <style:style style:name="P28" style:family="paragraph" style:parent-style-name="Code" style:list-style-name="L1"/>
    <style:style style:name="P29" style:family="paragraph" style:parent-style-name="Code" style:list-style-name="L1"/>
    <style:style style:name="P30" style:family="paragraph" style:parent-style-name="Code" style:list-style-name="L1"/>
    <style:style style:name="P31" style:family="paragraph" style:parent-style-name="Code" style:list-style-name="L1"/>
    <style:style style:name="P32" style:family="paragraph" style:parent-style-name="Code" style:list-style-name="L1"/>
    <style:style style:name="P33" style:family="paragraph" style:parent-style-name="Code" style:list-style-name="L1"/>
    <style:style style:name="P34" style:family="paragraph" style:parent-style-name="Code" style:list-style-name="L1"/>
    <style:style style:name="P35" style:family="paragraph" style:parent-style-name="Code" style:list-style-name="L1"/>
    <style:style style:name="P36" style:family="paragraph" style:parent-style-name="Code" style:list-style-name="L1"/>
    <style:style style:name="P37" style:family="paragraph" style:parent-style-name="Code" style:list-style-name="L1"/>
    <style:style style:name="P38" style:family="paragraph" style:parent-style-name="Code">
      <style:paragraph-properties fo:margin-left="0cm" fo:margin-right="0cm" fo:text-indent="0cm" style:auto-text-indent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itle>PHProjekt 6 Active Record Pattern</text:title></text:p>
      <text:p text:style-name="P2"/>
      <text:p text:style-name="P1">Version 0.<text:editing-cycles>3</text:editing-cycles></text:p>
      <text:p text:style-name="P1"/>
      <text:p text:style-name="P1"/>
      <text:p text:style-name="P1"/>
      <text:p text:style-name="P1">David Soria Parra</text:p>
      <text:p text:style-name="P3">Mayflower GmbH</text:p>
      <text:p text:style-name="P1"/>
      <text:p text:style-name="P1"/>
      <text:p text:style-name="P1"/>
      <text:p text:style-name="P1">Last modified on <text:modification-date style:data-style-name="N37">20.07.07</text:modification-date></text:p>
      <text:p text:style-name="P1"/>
      <text:p text:style-name="P1"/>
      <text:p text:style-name="P5">This documents describes the ActiveRecord Pattern </text:p>
      <text:p text:style-name="P5">implemented in PHProjekt 6.</text:p>
      <text:p text:style-name="P5"/>
      <text:list text:style-name="L1">
        <text:list-item>
          <text:p text:style-name="P8">Idea</text:p>
          <text:p text:style-name="P6">The idea behind ActiveRecord is making a easy mapping between database tables and objects in OOP-designed application possible.</text:p>
          <text:p text:style-name="P6">Therefore a class represents a row from a certain database table. Furthermore it has informations about relations between tables, so the active record is able to read the correct data from the database.</text:p>
        </text:list-item>
        <text:list-item>
          <text:p text:style-name="P8">Implentation in PHProjekt 6</text:p>
          <text:p text:style-name="P10">PHProjekt 6 provide the ActiveRecord pattern through the class <text:span text:style-name="T1">Phprojekt_ActiveRecord_Abstract </text:span><text:span text:style-name="T2">which resides in the /application/Phprojekt/ActiveRecord/Abstract.php file. To use the functionallity you have to extend the class. The ActiveRecord base class automaticly maps the last part of the extended class to the database using a simple name convention:</text:span></text:p>
          <text:list>
            <text:list-item>
              <text:p text:style-name="P10"><text:span text:style-name="T2">Naming convention</text:span></text:p>
              <text:p text:style-name="P10"><text:span text:style-name="T2">ActiveRecord takes the last part of the class name after the underscore like</text:span></text:p>
              <text:p text:style-name="P10"><text:span text:style-name="T1">Phprojekt_Test</text:span><text:span text:style-name="T2"> is mapped to the database table name </text:span><text:span text:style-name="T1">test.</text:span><text:span text:style-name="T2"> Upercase characters are translates to a underscore. The table name is always lowercase. So </text:span><text:span text:style-name="T1">Phprojekt_TestInstance</text:span><text:span text:style-name="T2"> is mapped to the database table </text:span><text:span text:style-name="T1">test_instance.</text:span></text:p>
            </text:list-item>
            <text:list-item>
              <text:p text:style-name="P10"><text:span text:style-name="T2">Creating a new object</text:span></text:p>
              <text:p text:style-name="P4"><text:span text:style-name="T4">First of all you have to define a class:</text:span></text:p>
              <text:p text:style-name="P18"><text:span text:style-name="T3">test table</text:span></text:p>
              <text:p text:style-name="P24"><text:span text:style-name="T2"><text:s/>|id | name |</text:span></text:p>
              <text:p text:style-name="P24"><text:span text:style-name="T2"><text:s/>-----------</text:span></text:p>
            </text:list-item>
          </text:list>
        </text:list-item>
      </text:list>
      <text:p text:style-name="Code"><text:span text:style-name="T3"/></text:p>
      <text:list text:style-name="L1" text:continue-numbering="true">
        <text:list-item>
          <text:list text:continue-numbering="true">
            <text:list-header>
              <text:p text:style-name="P18"><text:span text:style-name="T3">class</text:span><text:span text:style-name="T2"> Phprojekt_Test </text:span><text:span text:style-name="T3">extends</text:span><text:span text:style-name="T2"> Phprojekt_ActiveRecord_Abstract </text:span></text:p>
              <text:p text:style-name="P18"><text:span text:style-name="T2">{}</text:span></text:p>
              <text:p text:style-name="P18"><text:span text:style-name="T2"/></text:p>
              <text:p text:style-name="P18"><text:span text:style-name="T2">$test = new Phprojekt_Test(array('db'=&gt;$zend_adapter));</text:span></text:p>
              <text:p text:style-name="P18"><text:span text:style-name="T2">$test-&gt;name = 'Hello World';</text:span></text:p>
              <text:p text:style-name="P18"><text:span text:style-name="T2">$test-&gt;save(); // CREATE A NEW ROW IN THE test TABLE</text:span></text:p>
            </text:list-header>
          </text:list>
        </text:list-item>
      </text:list>
      <text:p text:style-name="Code"><text:span text:style-name="T2"/></text:p>
      <text:list text:style-name="L1" text:continue-numbering="true">
        <text:list-item>
          <text:list text:continue-numbering="true">
            <text:list-header>
              <text:p text:style-name="P18"><text:span text:style-name="T3">test table</text:span></text:p>
              <text:p text:style-name="P18"><text:span text:style-name="T2"><text:s/>|id | name <text:s text:c="7"/>|</text:span></text:p>
              <text:p text:style-name="P18"><text:span text:style-name="T2"><text:s/>------------------</text:span></text:p>
              <text:p text:style-name="P18"><text:span text:style-name="T2"><text:s/>| 1 | Hello World |</text:span></text:p>
            </text:list-header>
            <text:list-item>
              <text:p text:style-name="P15"><text:span text:style-name="T2">Receiving data</text:span></text:p>
              <text:p text:style-name="P15"><text:span text:style-name="T2">To receive data instatiate the ActiveRecord class and call either </text:span><text:span text:style-name="T1">fetchAll() </text:span><text:span text:style-name="T2">or </text:span><text:span text:style-name="T1">find().</text:span></text:p>
              <text:p text:style-name="P15"><text:span text:style-name="T1"/></text:p>
              <text:p text:style-name="P18">$test = new Phprojekt_Test(array('db'=&gt;$zend_adapter));</text:p>
              <text:p text:style-name="P18">$test-&gt;find(1);</text:p>
              <text:p text:style-name="P18">print $test-&gt;name; // WILL OUTPUT „Hello World“</text:p>
            </text:list-item>
          </text:list>
        </text:list-item>
      </text:list>
      <text:p text:style-name="P38"/>
      <text:list text:style-name="L1" text:continue-numbering="true">
        <text:list-item>
          <text:list text:continue-numbering="true">
            <text:list-header>
              <text:p text:style-name="P18">foreach ($test-&gt;fetchAll() as $row) {</text:p>
              <text:list>
                <text:list-header>
                  <text:p text:style-name="P18">print $row-&gt;name; // FETCH EACH ROW AND PRINT IT</text:p>
                </text:list-header>
              </text:list>
              <text:p text:style-name="P18">}</text:p>
              <text:p text:style-name="P18"/>
            </text:list-header>
          </text:list>
        </text:list-item>
      </text:list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de" style:family="paragraph" style:parent-style-name="Standard" style:class="text" style:master-page-name="">
      <style:paragraph-properties fo:margin-left="1cm" fo:margin-right="0cm" fo:text-align="start" style:justify-single-word="false" fo:keep-together="always" fo:text-indent="0cm" style:auto-text-indent="tru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PHProjekt 6 Active Record Pattern</dc:title>
    <dc:subject>Active Record Pattern</dc:subject>
    <meta:initial-creator>David Parra</meta:initial-creator>
    <meta:creation-date>2007-07-20T14:26:12</meta:creation-date>
    <dc:creator>David Parra</dc:creator>
    <dc:date>2007-07-20T15:25:18</dc:date>
    <dc:language>de-DE</dc:language>
    <meta:editing-cycles>3</meta:editing-cycles>
    <meta:editing-duration>PT59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278" meta:character-count="1831"/>
  </office:meta>
</office:document-meta>
</file>